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style mathvariant="bold">
              <mrow>
                <mi>F</mi>
              </mrow>
            </mstyle>
          </mrow>
          <mtext>L</mtext>
        </msub>
        <mo stretchy="false">=</mo>
        <mi>q</mi>
      </mrow>
      <mrow>
        <mo stretchy="false">[</mo>
        <mrow>
          <mrow>
            <mrow>
              <mstyle mathvariant="bold">
                <mrow>
                  <mi>v</mi>
                </mrow>
              </mstyle>
            </mrow>
            <mo stretchy="false">×</mo>
            <mrow>
              <mstyle mathvariant="bold">
                <mrow>
                  <mi>B</mi>
                </mrow>
              </mstyle>
            </mrow>
          </mrow>
        </mrow>
        <mo stretchy="false">]</mo>
      </mrow>
    </mrow>
    <annotation encoding="StarMath 5.0">{bold F} _"L" = q [{bold v} times {bold B} ] </annotation>
  </semantics>
</math>
</file>